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c61" officeooo:paragraph-rsid="00120c61"/>
    </style:style>
    <style:style style:name="T1" style:family="text">
      <style:text-properties officeooo:rsid="00126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<text:span text:style-name="T1">y yo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38:49.229396060</meta:creation-date>
    <dc:date>2021-08-25T20:39:28.310700107</dc:date>
    <meta:editing-duration>PT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